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54cm" svg:stroke-color="#333333" draw:marker-start-width="0.503cm" draw:marker-end-width="0.503cm" draw:fill="none" draw:fill-color="#ffffff" draw:textarea-vertical-align="middle" fo:padding-top="0.25cm" fo:padding-bottom="0.25cm" fo:padding-left="0.375cm" fo:padding-right="0.375cm"/>
    </style:style>
    <style:style style:name="gr2" style:family="graphic" style:parent-style-name="objectwithoutfill">
      <style:graphic-properties svg:stroke-width="0.152cm" svg:stroke-color="#333333" draw:marker-start-width="0.275cm" draw:marker-end-width="0.275cm" draw:fill="none" draw:fill-color="#ffffff" draw:textarea-vertical-align="middle" fo:padding-top="0.201cm" fo:padding-bottom="0.201cm" fo:padding-left="0.326cm" fo:padding-right="0.326cm"/>
    </style:style>
    <style:style style:name="gr3" style:family="graphic" style:parent-style-name="standard">
      <style:graphic-properties svg:stroke-color="#000000" draw:fill="solid" draw:fill-color="#eeeeee" draw:textarea-horizontal-align="justify" draw:textarea-vertical-align="middle" draw:auto-grow-height="false"/>
    </style:style>
    <style:style style:name="gr4" style:family="graphic" style:parent-style-name="standard">
      <style:graphic-properties svg:stroke-color="#999999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svg:stroke-color="#ffffff" draw:fill="solid" draw:fill-color="#dddddd" draw:textarea-horizontal-align="justify" draw:textarea-vertical-align="middle" draw:auto-grow-height="false"/>
    </style:style>
    <style:style style:name="gr6" style:family="graphic" style:parent-style-name="standard">
      <style:graphic-properties svg:stroke-color="#ffffff" draw:fill="solid" draw:fill-color="#eeeeee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102cm" svg:stroke-color="#999999" draw:marker-start-width="0.352cm" draw:marker-end-width="0.352cm" draw:fill="none" draw:fill-color="#ffffff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02cm" svg:stroke-color="#999999" draw:fill="none" draw:fill-color="#ffffff" draw:textarea-vertical-align="middle" fo:padding-top="0.176cm" fo:padding-bottom="0.176cm" fo:padding-left="0.301cm" fo:padding-right="0.301cm"/>
    </style:style>
    <style:style style:name="gr9" style:family="graphic" style:parent-style-name="objectwithoutfill">
      <style:graphic-properties svg:stroke-width="0.152cm" svg:stroke-color="#333333" draw:marker-start-width="0.351cm" draw:marker-end-width="0.351cm" draw:fill="none" draw:fill-color="#ffffff" draw:textarea-vertical-align="middle" fo:padding-top="0.2cm" fo:padding-bottom="0.2cm" fo:padding-left="0.325cm" fo:padding-right="0.325cm"/>
    </style:style>
    <style:style style:name="gr10" style:family="graphic" style:parent-style-name="standard">
      <style:graphic-properties svg:stroke-width="0.051cm" svg:stroke-color="#666666" draw:fill="solid" draw:fill-color="#666666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cm" svg:stroke-color="#999999" draw:fill="solid" draw:fill-color="#eeeee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131cm"/>
    </style:style>
    <style:style style:name="gr13" style:family="graphic" style:parent-style-name="measure" style:list-style-name="L1">
      <style:graphic-properties draw:textarea-vertical-align="middle" draw:line-distance="3.096cm"/>
    </style:style>
    <style:style style:name="gr14" style:family="graphic" style:parent-style-name="measure" style:list-style-name="L1">
      <style:graphic-properties draw:textarea-vertical-align="middle" draw:line-distance="3.183cm" draw:placing="below"/>
    </style:style>
    <style:style style:name="gr15" style:family="graphic" style:parent-style-name="standard">
      <style:graphic-properties draw:stroke="none" svg:stroke-width="0cm" svg:stroke-color="#000000" draw:fill="none" draw:fill-color="#ffffff" fo:min-height="5.987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808080" fo:font-size="14pt" fo:font-weight="bold" style:font-size-asian="14pt" style:font-weight-asian="bold" style:font-size-complex="14pt" style:font-weight-complex="bold"/>
    </style:style>
    <style:style style:name="T3" style:family="text"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9.507cm" svg:y1="16.66cm" svg:x2="10.269cm" svg:y2="16.649cm">
            <text:p/>
          </draw:line>
          <draw:connector draw:style-name="gr2" draw:text-style-name="P1" draw:layer="layout" draw:type="curve" draw:line-skew="0.005cm" svg:x1="9.061cm" svg:y1="17.139cm" svg:x2="9.559cm" svg:y2="16.684cm" svg:d="m9061 17139c381 0 132-455 498-455" svg:viewBox="0 0 499 456">
            <text:p/>
          </draw:connector>
          <draw:connector draw:style-name="gr2" draw:text-style-name="P1" draw:layer="layout" draw:type="curve" draw:line-skew="-0.095cm" svg:x1="8.807cm" svg:y1="16.874cm" svg:x2="9.08cm" svg:y2="17.14cm" svg:d="m8807 16874c63 0-73 266 273 266" svg:viewBox="0 0 274 267">
            <text:p/>
          </draw:connector>
        </draw:g>
        <draw:g>
          <draw:custom-shape draw:style-name="gr3" draw:text-style-name="P1" draw:layer="layout" svg:width="5.15cm" svg:height="5.044cm" svg:x="1.574cm" svg:y="2.7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4.077cm" svg:height="3.971cm" svg:x="2.116cm" svg:y="3.2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3.848cm" svg:height="0.571cm" draw:transform="rotate (0.840550567760469) translate (2.65cm 6.518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.099cm" svg:height="1.085cm" svg:x="3.622cm" svg:y="4.7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5.149cm" svg:height="5.043cm" draw:transform="rotate (1.54758344774337) translate (9.288cm 7.77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4.077cm" svg:height="3.97cm" draw:transform="skewX (-0.000174532925199435) rotate (1.54758344774337) translate (9.843cm 7.25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3.848cm" svg:height="0.572cm" draw:transform="skewX (-0.00174532925199449) rotate (2.38813401550384) translate (13.088cm 6.792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.098cm" svg:height="1.085cm" draw:transform="rotate (1.54758344774337) translate (11.3cm 5.77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5.15cm" svg:height="5.044cm" svg:x="9.294cm" svg:y="8.9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4.077cm" svg:height="3.971cm" svg:x="9.836cm" svg:y="9.5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3.848cm" svg:height="0.571cm" draw:transform="rotate (0.840550567760469) translate (10.37cm 12.748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.098cm" svg:height="1.085cm" svg:x="11.342cm" svg:y="10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5.149cm" svg:height="5.043cm" draw:transform="skewX (0.000174532925199433) rotate (1.54758344774337) translate (1.569cm 14.0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4.076cm" svg:height="3.971cm" draw:transform="skewX (-0.000174532925199434) rotate (1.54758344774337) translate (2.124cm 13.48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3.848cm" svg:height="0.572cm" draw:transform="rotate (2.38813401550384) translate (5.369cm 13.023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.099cm" svg:height="1.084cm" draw:transform="rotate (1.54758344774337) translate (3.582cm 12.00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7" draw:text-style-name="P1" draw:layer="layout" svg:x1="2.566cm" svg:y1="7.082cm" svg:x2="5.711cm" svg:y2="3.423cm">
          <text:p/>
        </draw:line>
        <draw:line draw:style-name="gr7" draw:text-style-name="P1" draw:layer="layout" svg:x1="10.367cm" svg:y1="13.283cm" svg:x2="13.512cm" svg:y2="9.624cm">
          <text:p/>
        </draw:line>
        <draw:line draw:style-name="gr8" draw:text-style-name="P1" draw:layer="layout" svg:x1="10.125cm" svg:y1="3.635cm" svg:x2="13.633cm" svg:y2="6.961cm">
          <text:p/>
        </draw:line>
        <draw:line draw:style-name="gr8" draw:text-style-name="P1" draw:layer="layout" svg:x1="2.425cm" svg:y1="9.835cm" svg:x2="5.933cm" svg:y2="13.161cm">
          <text:p/>
        </draw:line>
        <draw:line draw:style-name="gr8" draw:text-style-name="P1" draw:layer="layout" svg:x1="4.289cm" svg:y1="5.117cm" svg:x2="7.353cm" svg:y2="7.022cm">
          <text:p/>
        </draw:line>
        <draw:line draw:style-name="gr8" draw:text-style-name="P1" draw:layer="layout" svg:x1="4.017cm" svg:y1="5.419cm" svg:x2="6.536cm" svg:y2="7.929cm">
          <text:p/>
        </draw:line>
        <draw:line draw:style-name="gr8" draw:text-style-name="P1" draw:layer="layout" svg:x1="6.567cm" svg:y1="6.538cm" svg:x2="9.439cm" svg:y2="6.568cm">
          <text:p/>
        </draw:line>
        <draw:line draw:style-name="gr8" draw:text-style-name="P1" draw:layer="layout" svg:x1="11.758cm" svg:y1="5.207cm" svg:x2="8.683cm" svg:y2="7.052cm">
          <text:p/>
        </draw:line>
        <draw:line draw:style-name="gr8" draw:text-style-name="P1" draw:layer="layout" svg:x1="6.476cm" svg:y1="8.806cm" svg:x2="4.017cm" svg:y2="11.346cm">
          <text:p/>
        </draw:line>
        <draw:line draw:style-name="gr8" draw:text-style-name="P1" draw:layer="layout" svg:x1="4.35cm" svg:y1="11.718cm" svg:x2="7.353cm" svg:y2="9.903cm">
          <text:p/>
        </draw:line>
        <draw:line draw:style-name="gr8" draw:text-style-name="P1" draw:layer="layout" svg:x1="5.953cm" svg:y1="7.408cm" svg:x2="5.932cm" svg:y2="9.35cm">
          <text:p/>
        </draw:line>
        <draw:line draw:style-name="gr8" draw:text-style-name="P1" draw:layer="layout" svg:x1="11.979cm" svg:y1="5.449cm" svg:x2="9.56cm" svg:y2="8.11cm">
          <text:p/>
        </draw:line>
        <draw:line draw:style-name="gr8" draw:text-style-name="P1" draw:layer="layout" svg:x1="12.1cm" svg:y1="11.285cm" svg:x2="9.621cm" svg:y2="8.594cm">
          <text:p/>
        </draw:line>
        <draw:line draw:style-name="gr8" draw:text-style-name="P1" draw:layer="layout" svg:x1="11.768cm" svg:y1="11.648cm" svg:x2="8.714cm" svg:y2="9.773cm">
          <text:p/>
        </draw:line>
        <draw:line draw:style-name="gr8" draw:text-style-name="P1" draw:layer="layout" svg:x1="6.606cm" svg:y1="10.317cm" svg:x2="9.449cm" svg:y2="10.257cm">
          <text:p/>
        </draw:line>
        <draw:line draw:style-name="gr8" draw:text-style-name="P1" draw:layer="layout" svg:x1="10.153cm" svg:y1="7.409cm" svg:x2="10.135cm" svg:y2="9.138cm">
          <text:p/>
        </draw:line>
        <draw:line draw:style-name="gr8" draw:text-style-name="P1" draw:layer="layout" svg:x1="5.932cm" svg:y1="7.959cm" svg:x2="10.165cm" svg:y2="8.171cm">
          <text:p/>
        </draw:line>
        <draw:line draw:style-name="gr8" draw:text-style-name="P1" draw:layer="layout" svg:x1="5.962cm" svg:y1="8.775cm" svg:x2="10.165cm" svg:y2="8.564cm">
          <text:p/>
        </draw:line>
        <draw:line draw:style-name="gr8" draw:text-style-name="P1" draw:layer="layout" svg:x1="7.383cm" svg:y1="6.628cm" svg:x2="7.383cm" svg:y2="10.348cm">
          <text:p/>
        </draw:line>
        <draw:line draw:style-name="gr8" draw:text-style-name="P1" draw:layer="layout" svg:x1="8.683cm" svg:y1="6.628cm" svg:x2="8.683cm" svg:y2="10.348cm">
          <text:p/>
        </draw:line>
        <draw:g>
          <draw:line draw:style-name="gr9" draw:text-style-name="P1" draw:layer="layout" svg:x1="8.819cm" svg:y1="7.733cm" svg:x2="9.581cm" svg:y2="7.722cm">
            <text:p/>
          </draw:line>
          <draw:line draw:style-name="gr1" draw:text-style-name="P1" draw:layer="layout" svg:x1="9.519cm" svg:y1="7.734cm" svg:x2="10.281cm" svg:y2="7.723cm">
            <text:p/>
          </draw:line>
        </draw:g>
        <draw:g>
          <draw:line draw:style-name="gr9" draw:text-style-name="P1" draw:layer="layout" svg:x1="8.807cm" svg:y1="8.959cm" svg:x2="9.569cm" svg:y2="8.948cm">
            <text:p/>
          </draw:line>
          <draw:line draw:style-name="gr1" draw:text-style-name="P1" draw:layer="layout" svg:x1="9.507cm" svg:y1="8.96cm" svg:x2="10.269cm" svg:y2="8.949cm">
            <text:p/>
          </draw:line>
        </draw:g>
        <draw:polygon draw:style-name="gr10" draw:text-style-name="P1" draw:layer="layout" svg:width="2.564cm" svg:height="2.59cm" svg:x="6.805cm" svg:y="7.105cm" svg:viewBox="0 0 2565 2591" draw:points="0,1260 0,1018 182,565 650,180 1708,0 2036,476 2110,932 2565,953 2565,1535 2110,1556 2068,2032 1724,2591 618,2413 121,1865 0,1502">
          <text:p/>
        </draw:polygon>
        <draw:line draw:style-name="gr8" draw:text-style-name="P1" draw:layer="layout" svg:x1="4.329cm" svg:y1="16.968cm" svg:x2="11.798cm" svg:y2="16.937cm">
          <text:p/>
        </draw:line>
        <draw:line draw:style-name="gr8" draw:text-style-name="P1" draw:layer="layout" svg:x1="6.688cm" svg:y1="17.724cm" svg:x2="9.288cm" svg:y2="16.968cm">
          <text:p/>
        </draw:line>
        <draw:line draw:style-name="gr8" draw:text-style-name="P1" draw:layer="layout" svg:x1="6.657cm" svg:y1="16.968cm" svg:x2="9.379cm" svg:y2="17.754cm">
          <text:p/>
        </draw:line>
        <draw:line draw:style-name="gr8" draw:text-style-name="P1" draw:layer="layout" svg:x1="4.33cm" svg:y1="17.769cm" svg:x2="11.799cm" svg:y2="17.738cm">
          <text:p/>
        </draw:line>
        <draw:line draw:style-name="gr8" draw:text-style-name="P1" draw:layer="layout" svg:x1="5.954cm" svg:y1="7.408cm" svg:x2="5.933cm" svg:y2="9.35cm">
          <text:p/>
        </draw:line>
        <draw:polygon draw:style-name="gr10" draw:text-style-name="P1" draw:layer="layout" svg:width="2.562cm" svg:height="1.274cm" svg:x="6.809cm" svg:y="15.639cm" svg:viewBox="0 0 2563 1275" draw:points="264,126 1058,9 2108,0 2563,21 2563,603 2108,624 2116,1243 0,1275 0,369">
          <text:p/>
        </draw:polygon>
        <draw:polygon draw:style-name="gr11" draw:text-style-name="P1" draw:layer="layout" svg:width="5.005cm" svg:height="0.676cm" svg:x="1.623cm" svg:y="17.042cm" svg:viewBox="0 0 5006 677" draw:points="0,0 5006,0 4826,74 4720,148 4678,317 4678,677 328,677 338,285 275,137 169,63">
          <text:p/>
        </draw:polygon>
        <draw:polygon draw:style-name="gr11" draw:text-style-name="P1" draw:layer="layout" svg:width="5.005cm" svg:height="0.676cm" svg:x="9.323cm" svg:y="17.043cm" svg:viewBox="0 0 5006 677" draw:points="0,0 5006,0 4826,74 4720,148 4678,317 4678,677 328,677 338,285 275,137 169,63">
          <text:p/>
        </draw:polygon>
        <draw:line draw:style-name="gr8" draw:text-style-name="P1" draw:layer="layout" svg:x1="17.629cm" svg:y1="16.968cm" svg:x2="23.439cm" svg:y2="16.968cm">
          <text:p/>
        </draw:line>
        <draw:line draw:style-name="gr8" draw:text-style-name="P1" draw:layer="layout" svg:x1="19.988cm" svg:y1="17.724cm" svg:x2="21.293cm" svg:y2="16.998cm">
          <text:p/>
        </draw:line>
        <draw:line draw:style-name="gr8" draw:text-style-name="P1" draw:layer="layout" svg:x1="19.957cm" svg:y1="16.968cm" svg:x2="21.293cm" svg:y2="17.724cm">
          <text:p/>
        </draw:line>
        <draw:polygon draw:style-name="gr10" draw:text-style-name="P1" draw:layer="layout" svg:width="2.115cm" svg:height="1.265cm" svg:x="19.609cm" svg:y="15.648cm" svg:viewBox="0 0 2116 1266" draw:points="264,117 1058,0 1897,87 2109,352 2116,1234 0,1266 0,360">
          <text:p/>
        </draw:polygon>
        <draw:polygon draw:style-name="gr11" draw:text-style-name="P1" draw:layer="layout" svg:width="5.005cm" svg:height="0.676cm" svg:x="15.123cm" svg:y="17.042cm" svg:viewBox="0 0 5006 677" draw:points="0,0 5006,0 4826,74 4720,148 4678,317 4678,677 328,677 338,285 275,137 169,63">
          <text:p/>
        </draw:polygon>
        <draw:polygon draw:style-name="gr11" draw:text-style-name="P1" draw:layer="layout" svg:width="5.005cm" svg:height="0.676cm" svg:x="21.023cm" svg:y="17.043cm" svg:viewBox="0 0 5006 677" draw:points="0,0 5006,0 4826,74 4720,148 4678,317 4678,677 328,677 338,285 275,137 169,63">
          <text:p/>
        </draw:polygon>
        <draw:line draw:style-name="gr8" draw:text-style-name="P1" draw:layer="layout" svg:x1="17.629cm" svg:y1="17.768cm" svg:x2="23.439cm" svg:y2="17.768cm">
          <text:p/>
        </draw:line>
        <draw:frame draw:style-name="gr12" draw:text-style-name="P3" draw:layer="layout" svg:width="5.999cm" svg:height="2.762cm" svg:x="20.511cm" svg:y="1.396cm">
          <draw:text-box>
            <text:p text:style-name="P2"><text:span text:style-name="T1">Goliath Quadcopter</text:span></text:p>
            <text:p text:style-name="P2"><text:span text:style-name="T1">Overview</text:span></text:p>
            <text:p text:style-name="P2"><text:span text:style-name="T1">v1</text:span></text:p>
            <text:p text:style-name="P2"><text:span text:style-name="T2"><text:a xlink:href="http://mccloudaero.com/" xlink:type="simple">mccloudaero.com</text:a></text:span></text:p>
          </draw:text-box>
        </draw:frame>
        <draw:frame draw:style-name="gr12" draw:text-style-name="P3" draw:layer="layout" svg:width="5.999cm" svg:height="0.818cm" svg:x="4.91cm" svg:y="13.406cm">
          <draw:text-box>
            <text:p text:style-name="P1"><text:span text:style-name="T2">Top</text:span></text:p>
          </draw:text-box>
        </draw:frame>
        <draw:frame draw:style-name="gr12" draw:text-style-name="P3" draw:layer="layout" svg:width="5.999cm" svg:height="0.818cm" svg:x="4.911cm" svg:y="18.106cm">
          <draw:text-box>
            <text:p text:style-name="P1"><text:span text:style-name="T2">Side</text:span></text:p>
          </draw:text-box>
        </draw:frame>
        <draw:frame draw:style-name="gr12" draw:text-style-name="P3" draw:layer="layout" svg:width="5.999cm" svg:height="0.818cm" svg:x="17.712cm" svg:y="18.106cm">
          <draw:text-box>
            <text:p text:style-name="P1"><text:span text:style-name="T2">Front</text:span></text:p>
          </draw:text-box>
        </draw:frame>
        <draw:measure draw:style-name="gr13" draw:text-style-name="P4" draw:layer="measurelines" svg:x1="11.884cm" svg:y1="2.653cm" svg:x2="11.884cm" svg:y2="14.053cm">
          <text:p text:style-name="P4"><text:span text:style-name="T3">xx'</text:span></text:p>
        </draw:measure>
        <draw:measure draw:style-name="gr14" draw:text-style-name="P4" draw:layer="layout" svg:x1="14.424cm" svg:y1="5.345cm" svg:x2="1.542cm" svg:y2="5.322cm">
          <text:p text:style-name="P4"><text:span text:style-name="T3">xx'</text:span><text:span text:style-name="T3"><text:measure text:kind="gap"/></text:span></text:p>
        </draw:measure>
        <draw:frame draw:style-name="gr15" draw:layer="layout" svg:width="7.378cm" svg:height="6.237cm" svg:x="17.69cm" svg:y="4.747cm">
          <draw:text-box>
            <text:p>Specifications:</text:p>
            <text:p><text:span text:style-name="T4">Power</text:span><text:span text:style-name="T4"><text:tab/></text:span><text:span text:style-name="T4"><text:tab/></text:span><text:span text:style-name="T4">30 Hp</text:span></text:p>
            <text:p><text:span text:style-name="T4">Max Weight</text:span><text:span text:style-name="T4"><text:tab/></text:span><text:span text:style-name="T4">240 lb</text:span></text:p>
            <text:p><text:span text:style-name="T4">Thrust</text:span><text:span text:style-name="T4"><text:tab/></text:span><text:span text:style-name="T4"><text:tab/></text:span><text:span text:style-name="T4">255 lb</text:span></text:p>
            <text:p><text:span text:style-name="T4">Length</text:span><text:span text:style-name="T4"><text:tab/></text:span><text:span text:style-name="T4"><text:tab/></text:span><text:span text:style-name="T4">xx </text:span></text:p>
            <text:p><text:span text:style-name="T4">Width</text:span><text:span text:style-name="T4"><text:tab/></text:span><text:span text:style-name="T4"><text:tab/></text:span><text:span text:style-name="T4">xx</text:span></text:p>
            <text:p><text:span text:style-name="T4">Height</text:span><text:span text:style-name="T4"><text:tab/></text:span><text:span text:style-name="T4"><text:tab/></text:span><text:span text:style-name="T4">x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0T17:03:15.056000000</meta:creation-date>
    <dc:date>2014-09-10T22:21:30.972000000</dc:date>
    <meta:editing-duration>PT2H15M36S</meta:editing-duration>
    <meta:editing-cycles>12</meta:editing-cycles>
    <meta:generator>LibreOffice/4.1.6.2$Windows_x86 LibreOffice_project/40ff705089295be5be0aae9b15123f687c05b0a</meta:generator>
    <meta:document-statistic meta:object-count="73"/>
  </office:meta>
</office:document-meta>
</file>